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1ccdd8" officeooo:paragraph-rsid="0013e119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rsid="0016f384" officeooo:paragraph-rsid="0013e119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16b3c7" officeooo:paragraph-rsid="0013e119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6f384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81550" fo:background-color="#ffff00" loext:char-shading-value="0"/>
    </style:style>
    <style:style style:name="T4" style:family="text">
      <style:text-properties officeooo:rsid="00181550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pen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Open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ic</text:p>
      <text:p text:style-name="P3"/>
      <text:p text:style-name="P3"><text:span text:style-name="T1">El</text:span> libro que yo <text:span text:style-name="T2">elejí </text:span>Para leer esta semana se trata de una madre y sus hijas se muda a una casa embrujada. La Familia es muy <text:span text:style-name="T2">umilde</text:span><text:span text:style-name="T2"><office:annotation><dc:creator>Autor desconocido</dc:creator><dc:date>2018-05-03T10:09:05</dc:date><text:p text:style-name="P4"><text:span text:style-name="T5">Las palabras remarcadas en amarillo están mal escritas. Corregilas.</text:span></text:p></office:annotation></text:span><text:span text:style-name="T2"> </text:span>y no tienen para comprarse una casa ni para mudarse a una buena<office:annotation><dc:creator>Autor desconocido</dc:creator><dc:date>2018-05-03T10:10:00</dc:date><text:p text:style-name="P4"><text:span text:style-name="T5">No se entiende cómo llega la familia a la casa embrujada. ¿Qué información podrías agregar para aclararlo?</text:span></text:p></office:annotation>.<office:annotation><dc:creator>Autor desconocido</dc:creator><dc:date>2018-05-03T10:08:10</dc:date><text:p text:style-name="P4"><text:span text:style-name="T5">Hay dos palabras que están escritas con mayúscula que deberían ir con minúsculas. Buscalas y corregilas.</text:span></text:p></office:annotation></text:p>
      <text:p text:style-name="P3"/>
      <text:p text:style-name="P3"><text:span text:style-name="T1">Jonathan</text:span> </text:p>
      <text:p text:style-name="P2">b.b., elsa y franfie la autora alfaguara infantil<office:annotation><dc:creator>Autor desconocido</dc:creator><dc:date>2018-05-03T10:20:59</dc:date><text:p text:style-name="P4"><text:span text:style-name="T5">Recordá que los nombres se escriben con mayúsculas. Colocá las mayúsculas donde corresponda.</text:span></text:p></office:annotation></text:p>
      <text:p text:style-name="P2">La parte que me gustó fue cuando b.b. dice que era horrible dijo que la <text:span text:style-name="T4">gente huia de ella por despavorida por su apariencia ya que era horrible hasta los humanos se </text:span><text:span text:style-name="T3">figan </text:span><text:span text:style-name="T3"><office:annotation><dc:creator>Autor desconocido</dc:creator><dc:date>2018-05-03T10:23:06</dc:date><text:p text:style-name="P4"><text:span text:style-name="T6">La palabra remarcada en amarillo está mal escrita. Corregila.</text:span></text:p></office:annotation></text:span><text:span text:style-name="T4">en ella le toman en cuenta la fealdad o hermosura o sentimiento.</text:span><text:span text:style-name="T4"><office:annotation><dc:creator>Autor desconocido</dc:creator><dc:date>2018-05-03T10:20:08</dc:date><text:p text:style-name="P4"><text:span text:style-name="T5">Revisá lo que escribiste, no se entiende. Colocá puntos donde termine cada idea.</text:span></text:p></office:annotation>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2:59:49.377235719</meta:creation-date>
    <dc:date>2018-05-09T23:01:36.863821614</dc:date>
    <meta:editing-duration>PT1M48S</meta:editing-duration>
    <meta:editing-cycles>1</meta:editing-cycles>
    <meta:document-statistic meta:table-count="0" meta:image-count="0" meta:object-count="0" meta:page-count="1" meta:paragraph-count="5" meta:word-count="96" meta:character-count="495" meta:non-whitespace-character-count="403"/>
    <meta:generator>LibreOffice/5.1.6.2$Linux_X86_64 LibreOffice_project/10m0$Build-2</meta:generator>
  </office:meta>
</office:document-meta>
</file>